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D0000012349DAF3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68cm" svg:x="5.501cm" svg:y="1cm">
          <draw:image xlink:href="Pictures/100002010000049D0000012349DAF376.png" xlink:type="simple" xlink:show="embed" xlink:actuate="onLoad">
            <text:p/>
          </draw:image>
        </draw:frame>
        <draw:frame draw:style-name="gr2" draw:text-style-name="P3" draw:layer="layout" svg:width="19cm" svg:height="2.25cm" svg:x="5.5cm" svg:y="17.75cm">
          <draw:text-box>
            <text:p text:style-name="P2"><text:span text:style-name="T1">Internetadresse: http://asto.junetz.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0-09-14T21:04:53</meta:creation-date>
    <dc:date>2010-09-14T21:05:55</dc:date>
    <dc:creator>Patrick </dc:creator>
    <meta:editing-duration>PT00H01M03S</meta:editing-duration>
    <meta:editing-cycles>1</meta:editing-cycles>
    <meta:document-statistic meta:object-count="2"/>
    <meta:generator>OpenOffice.org/3.2$Linux OpenOffice.org_project/320m12$Build-9483</meta:generator>
  </office:meta>
</office:document-meta>
</file>